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subtitle">
      <style:graphic-properties fo:min-height="12.751cm"/>
      <style:paragraph-properties style:writing-mode="lr-tb"/>
    </style:style>
    <style:style style:name="pr8" style:family="presentation" style:parent-style-name="Light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dddddd" loext:opacity="100%"/>
    </style:style>
    <style:style style:name="P2" style:family="paragraph">
      <loext:graphic-properties draw:fill-color="#ffffff"/>
      <style:paragraph-properties style:writing-mode="lr-tb"/>
      <style:text-properties style:font-name="Bahnschrift SemiBold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 draw:opacity="100%"/>
      <style:paragraph-properties style:writing-mode="lr-tb"/>
    </style:style>
    <style:style style:name="T1" style:family="text">
      <style:text-properties fo:color="#dddddd" loext:opacity="100%"/>
    </style:style>
    <style:style style:name="T2" style:family="text">
      <style:text-properties style:font-name="Bahnschrift SemiBold" fo:font-size="24pt" style:font-size-asian="24pt" style:font-size-complex="24pt"/>
    </style:style>
    <style:style style:name="T3" style:family="text">
      <style:text-properties fo:color="#5983b0" loext:opacity="100%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801cm" svg:y="0.87cm" presentation:class="title" presentation:user-transformed="true">
          <draw:text-box>
            <text:p><text:span text:style-name="T1">Implementação de Jogo em Python</text:span><text:span text:style-name="T1"><text:line-break/></text:span><text:span text:style-name="T1">Campo Minado</text:span>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2">Instituto Federal Catarinense – Campus Concórdia</text:span></text:p>
            <text:p><text:span text:style-name="T2">Programação I</text:span></text:p>
            <text:p><text:span text:style-name="T2">Professor: Tiago Mazzutti</text:span></text:p>
            <text:p><text:span text:style-name="T2">Aluno: Jucian Kauê Decez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cm" svg:height="2.75cm" svg:x="1.5cm" svg:y="0.75cm" presentation:class="title">
          <draw:text-box>
            <text:p>Implementação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Bibliotecas:</text:p>
                <text:list>
                  <text:list-item>
                    <text:p>Pygame <text:tab/>→ Para a parte gráfica</text:p>
                  </text:list-item>
                  <text:list-item>
                    <text:p>Random <text:tab/>→ Para gerar os números aleatórios</text:p>
                  </text:list-item>
                  <text:list-item>
                    <text:p>Time <text:tab/><text:tab/>→ Para clicar alguns esfeitos no jogo</text:p>
                    <text:p/>
                  </text:list-item>
                </text:list>
              </text:list-item>
              <text:list-item>
                <text:p>Demonstração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cm" svg:height="2.75cm" svg:x="1.5cm" svg:y="0.75cm" presentation:class="title">
          <draw:text-box>
            <text:p>Dificuldade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>Escopo de variáveis</text:p>
                <text:p>Entendimento da documentação</text:p>
                <text:p>Erro de StackOverflow, que é quando uma função fica chamando ela mesma infinitas vezes provocando um loop infinito.</text:p>
                <text:p>Design de código, fiquei em duvida várias vezes sobre qual é o melhor jeito de implementar determinada função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cm" svg:height="2.75cm" svg:x="1.5cm" svg:y="0.75cm" presentation:class="title">
          <draw:text-box>
            <text:p>Aprendizado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>Uso de funções</text:p>
                <text:p>Uso do pygame</text:p>
                <text:p>Uso de git</text:p>
                <text:p>Melhor entendimento sobre escopo de variáveis</text:p>
                <text:p>Melhor noção de pontos que eu preciso estudar mais (funções recursivas)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cm" svg:height="2.75cm" svg:x="1.5cm" svg:y="0.75cm" presentation:class="title">
          <draw:text-box>
            <text:p>Possíveis melhoria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  <text:p/>
                <text:p>Criar input para o jogador definir o nome</text:p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3T32">
        <office:forms form:automatic-focus="false" form:apply-design-mode="false"/>
        <draw:frame presentation:style-name="pr7" draw:text-style-name="P4" draw:layer="layout" svg:width="25cm" svg:height="12.751cm" svg:x="1.5cm" svg:y="0.75cm" presentation:class="subtitle" presentation:user-transformed="true">
          <draw:text-box>
            <text:p>Código fonte disponível em:</text:p>
            <text:p><text:span text:style-name="T3">https://github.com/JucianKaue/Campo_Min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6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5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7T22:07:49.756000000</meta:creation-date>
    <meta:editing-duration>PT2H21M36S</meta:editing-duration>
    <meta:editing-cycles>6</meta:editing-cycles>
    <meta:generator>LibreOffice/7.0.3.1$Windows_X86_64 LibreOffice_project/d7547858d014d4cf69878db179d326fc3483e082</meta:generator>
    <dc:title>Lights</dc:title>
    <dc:date>2020-11-19T14:50:05.822000000</dc:date>
    <meta:document-statistic meta:object-count="102"/>
  </office:meta>
</office:document-meta>
</file>